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standard">
      <style:graphic-properties draw:stroke="none" svg:stroke-color="#000000" draw:fill="none" draw:fill-color="#ffffff" fo:min-height="0.395cm"/>
    </style:style>
    <style:style style:name="gr3" style:family="graphic" style:parent-style-name="standard">
      <style:graphic-properties svg:stroke-width="0.03cm" svg:stroke-color="#000000" draw:marker-start="Circle" draw:marker-start-width="0.2cm" draw:marker-end="Circle" draw:marker-end-width="0.2cm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fo:min-height="7.348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co1" style:family="table-column">
      <style:table-column-properties style:column-width="2.73cm" style:use-optimal-column-width="false"/>
    </style:style>
    <style:style style:name="co2" style:family="table-column">
      <style:table-column-properties style:column-width="1.411cm" style:use-optimal-column-width="false"/>
    </style:style>
    <style:style style:name="co3" style:family="table-column">
      <style:table-column-properties style:column-width="1.031cm" style:use-optimal-column-width="false"/>
    </style:style>
    <style:style style:name="co4" style:family="table-column">
      <style:table-column-properties style:column-width="3.454cm" style:use-optimal-column-width="false"/>
    </style:style>
    <style:style style:name="co5" style:family="table-column">
      <style:table-column-properties style:column-width="1.539cm" style:use-optimal-column-width="false"/>
    </style:style>
    <style:style style:name="co6" style:family="table-column">
      <style:table-column-properties style:column-width="0.982cm" style:use-optimal-column-width="false"/>
    </style:style>
    <style:style style:name="co7" style:family="table-column">
      <style:table-column-properties style:column-width="3.455cm" style:use-optimal-column-width="false"/>
    </style:style>
    <style:style style:name="co8" style:family="table-column">
      <style:table-column-properties style:column-width="0.983cm" style:use-optimal-column-width="false"/>
    </style:style>
    <style:style style:name="ro1" style:family="table-row">
      <style:table-row-properties style:row-height="0.723cm"/>
    </style:style>
    <style:style style:name="ro2" style:family="table-row">
      <style:table-row-properties style:row-height="0.679cm"/>
    </style:style>
    <style:style style:name="ro3" style:family="table-row">
      <style:table-row-properties style:row-height="0.655cm"/>
    </style:style>
    <style:style style:name="ro4" style:family="table-row">
      <style:table-row-properties style:row-height="0cm"/>
    </style:style>
    <style:style style:name="ce1" style:family="table-cell">
      <loext:graphic-properties draw:fill="solid" draw:fill-color="#ffff66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solid" draw:fill-color="#ffff99"/>
      <style:paragraph-properties fo:border="0.03pt solid #000000"/>
      <style:text-properties fo:font-size="10pt" style:font-size-asian="18pt" style:font-size-complex="18pt"/>
    </style:style>
    <style:style style:name="ce3" style:family="table-cell">
      <loext:graphic-properties draw:fill="none" draw:fill-color="#ffffff"/>
      <style:paragraph-properties fo:border="0.03pt solid #000000"/>
      <style:text-properties fo:color="#000000" fo:font-size="10pt" style:font-size-asian="18pt" style:font-size-complex="18pt"/>
    </style:style>
    <style:style style:name="ce4" style:family="table-cell">
      <loext:graphic-properties draw:fill="none" draw:fill-color="#ffffff"/>
      <style:paragraph-properties fo:border-left="none" fo:border-right="0.03pt solid #000000" fo:border-top="0.03pt solid #000000" fo:border-bottom="0.03pt solid #000000"/>
      <style:text-properties fo:font-size="10pt" style:font-size-asian="18pt" style:font-size-complex="18pt"/>
    </style:style>
    <style:style style:name="ce5" style:family="table-cell">
      <loext:graphic-properties draw:fill="none" draw:fill-color="#ffffff"/>
      <style:paragraph-properties fo:border="0.03pt solid #000000"/>
      <style:text-properties fo:font-size="10pt" style:font-size-asian="18pt" style:font-size-complex="18pt"/>
    </style:style>
    <style:style style:name="ce6" style:family="table-cell">
      <loext:graphic-properties draw:fill="none" draw:fill-color="#ffffff"/>
      <style:paragraph-properties fo:border-left="0.03pt solid #000000" fo:border-right="0.03pt solid #000000" fo:border-top="none" fo:border-bottom="0.03pt solid #000000"/>
      <style:text-properties fo:font-size="10pt" style:font-size-asian="18pt" style:font-size-complex="18pt"/>
    </style:style>
    <style:style style:name="P1" style:family="paragraph">
      <loext:graphic-properties draw:fill="none" draw:fill-color="#ffffff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000000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71cm" svg:height="2.759cm" svg:x="19.229cm" svg:y="2.63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1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Befun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1">
              <table:table-cell>
                <text:p><text:span text:style-name="T1">Fundnummer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5.1cm" svg:height="0.7cm" svg:x="19.288cm" svg:y="1.9cm">
          <draw:text-box>
            <text:p><text:span text:style-name="T1">Befund_Fundnummer</text:span></text:p>
          </draw:text-box>
        </draw:frame>
        <draw:frame draw:style-name="standard" draw:layer="layout" svg:width="5.171cm" svg:height="2.08cm" svg:x="19.329cm" svg:y="14.2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Verzierung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5.1cm" svg:height="0.7cm" svg:x="19.3cm" svg:y="13.517cm">
          <draw:text-box>
            <text:p><text:span text:style-name="T1">Verzierungen</text:span></text:p>
          </draw:text-box>
        </draw:frame>
        <draw:frame draw:style-name="standard" draw:layer="layout" svg:width="5.974cm" svg:height="9.169cm" svg:x="26.8cm" svg:y="6.95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3" table:default-cell-style-name="ce5">
              <table:table-cell table:style-name="ce6"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3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Randform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_a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Verzier_i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Hals_Kragen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merk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5.1cm" svg:height="0.7cm" svg:x="26.859cm" svg:y="6.226cm">
          <draw:text-box>
            <text:p><text:span text:style-name="T1">RS_Tab</text:span></text:p>
          </draw:text-box>
        </draw:frame>
        <draw:frame draw:style-name="gr2" draw:text-style-name="P1" draw:layer="layout" svg:width="1.3cm" svg:height="0.645cm" svg:x="24.9cm" svg:y="5.455cm">
          <draw:text-box>
            <text:p><text:span text:style-name="T1">1:n</text:span></text:p>
          </draw:text-box>
        </draw:frame>
        <draw:connector draw:style-name="gr3" draw:text-style-name="P2" draw:layer="layout" draw:line-skew="0.485cm" svg:x1="24.881cm" svg:y1="15.182cm" svg:x2="26.593cm" svg:y2="10.448cm" svg:d="M24881 15182v-1882h1712v-2852" svg:viewBox="0 0 1713 4735">
          <text:p/>
        </draw:connector>
        <draw:connector draw:style-name="gr3" draw:text-style-name="P2" draw:layer="layout" svg:x1="24.861cm" svg:y1="15.509cm" svg:x2="26.343cm" svg:y2="11.18cm" svg:d="M24861 15509v-2164h1482v-2165" svg:viewBox="0 0 1483 4330">
          <text:p/>
        </draw:connector>
        <draw:frame draw:style-name="gr2" draw:text-style-name="P1" draw:layer="layout" svg:width="1.3cm" svg:height="0.645cm" svg:x="23.5cm" svg:y="13.355cm">
          <draw:text-box>
            <text:p><text:span text:style-name="T1">1:n</text:span></text:p>
          </draw:text-box>
        </draw:frame>
        <draw:frame draw:style-name="standard" draw:layer="layout" svg:width="5.171cm" svg:height="2.759cm" svg:x="2.8cm" svg:y="12.6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Faerb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5.1cm" svg:height="0.7cm" svg:x="2.859cm" svg:y="11.926cm">
          <draw:text-box>
            <text:p><text:span text:style-name="T1">Brandfarbe</text:span></text:p>
          </draw:text-box>
        </draw:frame>
        <draw:frame draw:style-name="gr2" draw:text-style-name="P1" draw:layer="layout" svg:width="1.3cm" svg:height="0.645cm" svg:x="8.2cm" svg:y="14.072cm">
          <draw:text-box>
            <text:p><text:span text:style-name="T1">1:n</text:span></text:p>
          </draw:text-box>
        </draw:frame>
        <draw:frame draw:style-name="standard" draw:layer="layout" svg:width="5.976cm" svg:height="23.016cm" svg:x="10.703cm" svg:y="6.899cm">
          <table:table table:template-name="default" table:use-first-row-styles="true" table:use-banding-rows-styles="true">
            <table:table-column table:style-name="co7"/>
            <table:table-column table:style-name="co5"/>
            <table:table-column table:style-name="co8"/>
            <table:table-row table:style-name="ro1">
              <table:table-cell table:style-name="ce3">
                <text:p><text:span text:style-name="T2">Name</text:span></text:p>
              </table:table-cell>
              <table:table-cell table:style-name="ce4">
                <text:p><text:span text:style-name="T1">Typ</text:span></text:p>
              </table:table-cell>
              <table:table-cell table:style-name="ce5">
                <text:p><text:span text:style-name="T1">PK</text:span></text:p>
              </table:table-cell>
            </table:table-row>
            <table:table-row table:style-name="ro2" table:default-cell-style-name="ce5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4" table:default-cell-style-name="ce5">
              <table:table-cell>
                <text:p><text:span text:style-name="T1">Zch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undnr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3" table:default-cell-style-name="ce5">
              <table:table-cell>
                <text:p><text:span text:style-name="T1">An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D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D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Dmproz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a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i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i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i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Kern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Kern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Farb_Kern3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Verzierung_a1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Verz_a1_mehrfach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Verzierung_a2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i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Produktionsspuren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Erhalt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Mag_min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Mag_max</text:span></text:p>
              </table:table-cell>
              <table:table-cell>
                <text:p><text:span text:style-name="T1">REAL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Hals_Kragen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Anmerkung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Gefäßform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Gefäßtyp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3">Randform</text:p>
              </table:table-cell>
              <table:table-cell>
                <text:p text:style-name="P3">TEXT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joint_Zchnr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joints_WS_Zahl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4" table:default-cell-style-name="ce5">
              <table:table-cell>
                <text:p text:style-name="P3">joints_RS_Zahl</text:p>
              </table:table-cell>
              <table:table-cell>
                <text:p text:style-name="P3">INT</text:p>
              </table:table-cell>
              <table:table-cell/>
            </table:table-row>
            <table:table-row table:style-name="ro4" table:default-cell-style-name="ce5">
              <table:table-cell>
                <text:p text:style-name="P3">Anmerk_2</text:p>
              </table:table-cell>
              <table:table-cell>
                <text:p text:style-name="P3">TEXT</text:p>
              </table:table-cell>
              <table:table-cell/>
            </table:table-row>
            <table:table-row table:style-name="ro4" table:default-cell-style-name="ce5">
              <table:table-cell>
                <text:p><text:span text:style-name="T1">Zenodo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5.1cm" svg:height="0.7cm" svg:x="10.7cm" svg:y="6.217cm">
          <draw:text-box>
            <text:p><text:span text:style-name="T1">RS_Zchng_Tab</text:span></text:p>
          </draw:text-box>
        </draw:frame>
        <draw:connector draw:style-name="gr3" draw:text-style-name="P2" draw:layer="layout" svg:x1="8.4cm" svg:y1="14.817cm" svg:x2="10.414cm" svg:y2="13.898cm" svg:d="M8400 14817h1007v-919h1007" svg:viewBox="0 0 2015 920">
          <text:p/>
        </draw:connector>
        <draw:connector draw:style-name="gr3" draw:text-style-name="P2" draw:layer="layout" svg:x1="24.695cm" svg:y1="5cm" svg:x2="26.636cm" svg:y2="8.662cm" svg:d="M24695 5000v1831h1941v1831" svg:viewBox="0 0 1942 3663">
          <text:p/>
        </draw:connector>
        <draw:connector draw:style-name="gr3" draw:text-style-name="P2" draw:layer="layout" svg:x1="8.4cm" svg:y1="14.817cm" svg:x2="10.559cm" svg:y2="15.093cm" svg:d="M8400 14817h1080v276h1079" svg:viewBox="0 0 2160 277">
          <text:p/>
        </draw:connector>
        <draw:connector draw:style-name="gr3" draw:text-style-name="P2" xml:id="id2" draw:id="id2" draw:layer="layout" svg:x1="8.4cm" svg:y1="14.807cm" svg:x2="10.372cm" svg:y2="14.491cm" svg:d="M8400 14807h986v-316h986" svg:viewBox="0 0 1973 317">
          <text:p/>
        </draw:connector>
        <draw:connector draw:style-name="gr3" draw:text-style-name="P2" draw:layer="layout" svg:x1="16.933cm" svg:y1="18.551cm" svg:x2="18.902cm" svg:y2="15.105cm" draw:end-shape="id1" draw:end-glue-point="3" svg:d="M16933 18551v-3946h1969v500" svg:viewBox="0 0 1970 3947">
          <text:p/>
        </draw:connector>
        <draw:connector draw:style-name="gr3" draw:text-style-name="P2" xml:id="id1" draw:id="id1" draw:layer="layout" svg:x1="17.218cm" svg:y1="19.074cm" svg:x2="18.902cm" svg:y2="15.105cm" svg:d="M17218 19074v-1984h1684v-1985" svg:viewBox="0 0 1685 3970">
          <text:p/>
        </draw:connector>
        <draw:connector draw:style-name="gr3" draw:text-style-name="P2" draw:layer="layout" svg:x1="16.795cm" svg:y1="8.617cm" svg:x2="18.935cm" svg:y2="5.118cm" svg:d="M16795 8617v-1749h2140v-1750" svg:viewBox="0 0 2141 3500">
          <text:p/>
        </draw:connector>
        <draw:frame draw:style-name="gr2" draw:text-style-name="P1" draw:layer="layout" svg:width="1.3cm" svg:height="0.645cm" svg:x="17.5cm" svg:y="5.5cm">
          <draw:text-box>
            <text:p><text:span text:style-name="T1">n:1</text:span></text:p>
          </draw:text-box>
        </draw:frame>
        <draw:frame draw:style-name="gr2" draw:text-style-name="P1" draw:layer="layout" svg:width="1.3cm" svg:height="0.645cm" svg:x="17.5cm" svg:y="16.3cm">
          <draw:text-box>
            <text:p><text:span text:style-name="T1">n:1</text:span></text:p>
          </draw:text-box>
        </draw:frame>
        <draw:frame draw:style-name="gr4" draw:text-style-name="P4" draw:layer="layout" svg:width="8.3cm" svg:height="7.598cm" svg:x="1.4cm" svg:y="1.6cm">
          <draw:text-box>
            <text:p>Datenbankschema Teil 2</text:p>
            <text:p>Randscherben</text:p>
            <text:p/>
            <text:p><text:span text:style-name="T3">Tabellen</text:span></text:p>
            <text:p><text:span text:style-name="T3"/></text:p>
            <text:p><text:span text:style-name="T3">Befund_Fundnummer</text:span></text:p>
            <text:p><text:span text:style-name="T3">RS_Zchng_Tab</text:span></text:p>
            <text:p><text:span text:style-name="T3">RS_Tab</text:span></text:p>
            <text:p><text:span text:style-name="T3"/></text:p>
            <text:p><text:span text:style-name="T3">Brandfarbe</text:span></text:p>
            <text:p><text:span text:style-name="T3"/></text:p>
            <text:p><text:span text:style-name="T3">Verzierung</text:span></text:p>
            <text:p><text:span text:style-name="T3"/></text:p>
          </draw:text-box>
        </draw:frame>
        <draw:frame draw:style-name="gr5" draw:text-style-name="P5" draw:layer="layout" svg:width="16.7cm" svg:height="3cm" svg:x="1.6cm" svg:y="23.9cm">
          <draw:text-box>
            <text:p><text:span text:style-name="T3">INT - Integer</text:span></text:p>
            <text:p><text:span text:style-name="T3">PK - Primary Key</text:span></text:p>
          </draw:text-box>
        </draw:frame>
        <draw:connector draw:style-name="gr3" draw:text-style-name="P2" draw:layer="layout" svg:x1="17.5cm" svg:y1="19.869cm" svg:x2="18.883cm" svg:y2="15.388cm" svg:d="M17500 19869v-2240h1383v-2241" svg:viewBox="0 0 1384 4482">
          <text:p/>
        </draw:connector>
        <draw:connector draw:style-name="gr3" draw:text-style-name="P2" draw:layer="layout" svg:x1="17.8cm" svg:y1="20.4cm" svg:x2="18.883cm" svg:y2="15.864cm" svg:d="M17800 20400v-2268h1083v-2268" svg:viewBox="0 0 1084 4537">
          <text:p/>
        </draw:connector>
        <draw:frame draw:style-name="standard" draw:layer="layout" svg:width="5.171cm" svg:height="2.08cm" svg:x="19.329cm" svg:y="21.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  <table:table-row table:style-name="ro2" table:default-cell-style-name="ce2">
              <table:table-cell>
                <text:p><text:span text:style-name="T1">Form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1" draw:layer="layout" svg:width="5.1cm" svg:height="0.7cm" svg:x="19.3cm" svg:y="20.788cm">
          <draw:text-box>
            <text:p><text:span text:style-name="T1">Hals_Kragenform</text:span></text:p>
          </draw:text-box>
        </draw:frame>
        <draw:connector draw:style-name="gr3" draw:text-style-name="P2" draw:layer="layout" svg:x1="17.058cm" svg:y1="23.707cm" svg:x2="19.075cm" svg:y2="22.735cm" svg:d="M17058 23707h1009v-972h1008" svg:viewBox="0 0 2018 973">
          <text:p/>
        </draw:connector>
        <draw:frame draw:style-name="gr2" draw:text-style-name="P1" draw:layer="layout" svg:width="1.3cm" svg:height="0.645cm" svg:x="17.1cm" svg:y="22.955cm">
          <draw:text-box>
            <text:p><text:span text:style-name="T1">n:1</text:span></text:p>
          </draw:text-box>
        </draw:frame>
        <draw:connector draw:style-name="gr3" draw:text-style-name="P2" draw:layer="layout" svg:x1="8.4cm" svg:y1="14.807cm" svg:x2="10.5cm" svg:y2="15.6cm" draw:start-shape="id2" draw:start-glue-point="2" svg:d="M8400 14807v697h2100v96" svg:viewBox="0 0 2101 794">
          <text:p/>
        </draw:connector>
        <draw:connector draw:style-name="gr3" draw:text-style-name="P2" draw:layer="layout" svg:x1="8.4cm" svg:y1="14.807cm" svg:x2="10.559cm" svg:y2="16.4cm" draw:start-shape="id2" draw:start-glue-point="2" svg:d="M8400 14807v1097h2159v496" svg:viewBox="0 0 2160 1594">
          <text:p/>
        </draw:connector>
        <draw:connector draw:style-name="gr3" draw:text-style-name="P2" draw:layer="layout" svg:x1="8.4cm" svg:y1="14.807cm" svg:x2="10.298cm" svg:y2="17.052cm" draw:start-shape="id2" draw:start-glue-point="2" svg:d="M8400 14807v1423h1898v822" svg:viewBox="0 0 1899 2246">
          <text:p/>
        </draw:connector>
        <draw:connector draw:style-name="gr3" draw:text-style-name="P2" draw:layer="layout" svg:x1="8.443cm" svg:y1="15.126cm" svg:x2="10.098cm" svg:y2="17.745cm" svg:d="M8443 15126v1310h1655v1309" svg:viewBox="0 0 1656 2620">
          <text:p/>
        </draw:connector>
        <draw:connector draw:style-name="gr3" draw:text-style-name="P2" draw:layer="layout" draw:line-skew="1.3cm" svg:x1="8.4cm" svg:y1="14.807cm" svg:x2="10.514cm" svg:y2="12.581cm" draw:start-shape="id2" draw:start-glue-point="2" svg:d="M8400 14807h800v-2226h1314" svg:viewBox="0 0 2115 2227">
          <text:p/>
        </draw:connector>
        <draw:connector draw:style-name="gr3" draw:text-style-name="P2" draw:layer="layout" draw:line-skew="1.3cm" svg:x1="8.4cm" svg:y1="14.807cm" svg:x2="10.514cm" svg:y2="13.3cm" draw:start-shape="id2" draw:start-glue-point="2" svg:d="M8400 14807h800v-1507h1314" svg:viewBox="0 0 2115 1508">
          <text:p/>
        </draw:connector>
        <draw:frame draw:style-name="standard" draw:layer="layout" svg:width="5.171cm" svg:height="2.759cm" svg:x="19.3cm" svg:y="25.5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><text:span text:style-name="T1">Typ</text:span></text:p>
              </table:table-cell>
              <table:table-cell>
                <text:p><text:span text:style-name="T1">PK</text:span></text:p>
              </table:table-cell>
            </table:table-row>
            <table:table-row table:style-name="ro2" table:default-cell-style-name="ce2">
              <table:table-cell>
                <text:p><text:span text:style-name="T1">ID</text:span></text:p>
              </table:table-cell>
              <table:table-cell>
                <text:p><text:span text:style-name="T1">IN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Gefasstyp</text:span></text:p>
              </table:table-cell>
              <table:table-cell>
                <text:p><text:span text:style-name="T1">TEXT</text:span></text:p>
              </table:table-cell>
              <table:table-cell/>
            </table:table-row>
            <table:table-row table:style-name="ro2" table:default-cell-style-name="ce2">
              <table:table-cell>
                <text:p><text:span text:style-name="T1">Code</text:span></text:p>
              </table:table-cell>
              <table:table-cell>
                <text:p><text:span text:style-name="T1">INT</text:span></text:p>
              </table:table-cell>
              <table:table-cell>
                <text:p><text:span text:style-name="T1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1" draw:layer="layout" svg:width="5.1cm" svg:height="0.7cm" svg:x="19.359cm" svg:y="24.809cm">
          <draw:text-box>
            <text:p><text:span text:style-name="T1">Gefäßtyp</text:span></text:p>
          </draw:text-box>
        </draw:frame>
        <draw:connector draw:style-name="gr3" draw:text-style-name="P2" draw:layer="layout" svg:x1="16.908cm" svg:y1="25.674cm" svg:x2="19.117cm" svg:y2="26.628cm" svg:d="M16908 25674h1105v954h1104" svg:viewBox="0 0 2210 955">
          <text:p/>
        </draw:connector>
        <draw:frame draw:style-name="gr2" draw:text-style-name="P1" draw:layer="layout" svg:width="1.3cm" svg:height="0.645cm" svg:x="17cm" svg:y="25.855cm">
          <draw:text-box>
            <text:p><text:span text:style-name="T1">n:1</text:span></text:p>
          </draw:text-box>
        </draw:frame>
        <draw:connector draw:style-name="gr3" draw:text-style-name="P2" draw:layer="layout" svg:x1="24.938cm" svg:y1="14.739cm" svg:x2="26.151cm" svg:y2="11.892cm" svg:d="M24938 14739v-1423h1213v-1424" svg:viewBox="0 0 1214 2848">
          <text:p/>
        </draw:connector>
        <draw:connector draw:style-name="gr3" draw:text-style-name="P2" draw:layer="layout" draw:line-skew="0.485cm" svg:x1="24.881cm" svg:y1="15.182cm" svg:x2="26.593cm" svg:y2="10.448cm" svg:d="M24881 15182v-1882h1712v-2852" svg:viewBox="0 0 1713 4735">
          <text:p/>
        </draw:connector>
        <draw:connector draw:style-name="gr3" draw:text-style-name="P2" draw:layer="layout" draw:line-skew="-0.206cm" svg:x1="24.938cm" svg:y1="14.412cm" svg:x2="26cm" svg:y2="12.6cm" svg:d="M24938 14412v-1112h1062v-700" svg:viewBox="0 0 1063 1813">
          <text:p/>
        </draw:connector>
        <draw:connector draw:style-name="gr3" draw:text-style-name="P2" draw:layer="layout" svg:x1="24.784cm" svg:y1="28.036cm" svg:x2="26.6cm" svg:y2="13.22cm" svg:d="M24784 28036v-7408h1816v-7408" svg:viewBox="0 0 1817 14817">
          <text:p/>
        </draw:connector>
        <draw:frame draw:style-name="gr2" draw:text-style-name="P1" draw:layer="layout" svg:width="1.3cm" svg:height="0.645cm" svg:x="23.8cm" svg:y="24.5cm">
          <draw:text-box>
            <text:p><text:span text:style-name="T1">1:n</text:span></text:p>
          </draw:text-box>
        </draw:frame>
        <draw:connector draw:style-name="gr3" draw:text-style-name="P2" draw:layer="layout" svg:x1="25.015cm" svg:y1="22.648cm" svg:x2="26.593cm" svg:y2="13.835cm" svg:d="M25015 22648v-4406h1578v-4407" svg:viewBox="0 0 1579 88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2T14:02:19.997000000</meta:creation-date>
    <meta:editing-duration>PT6H7M35S</meta:editing-duration>
    <meta:editing-cycles>29</meta:editing-cycles>
    <meta:generator>LibreOffice/5.1.6.2$Windows_x86 LibreOffice_project/07ac168c60a517dba0f0d7bc7540f5afa45f0909</meta:generator>
    <dc:date>2019-02-04T21:48:43.814000000</dc:date>
    <meta:document-statistic meta:object-count="48"/>
  </office:meta>
</office:document-meta>
</file>